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markTitle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Title.characters( char [ ] data , int start , int length , PropertyList pList ,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Titl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Titl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Title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kmarkTitle.BookmarkTitl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